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267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.267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3333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42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objectwithoutfill">
      <style:graphic-properties svg:stroke-color="#000000" draw:marker-end="Arrow" draw:marker-end-width="0.254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478cm" fo:min-width="1.786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488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256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1.478cm" fo:min-width="1.736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Fira Sans" fo:font-size="14pt" style:font-size-asian="18pt" style:font-size-complex="18pt"/>
    </style:style>
    <style:style style:name="P5" style:family="paragraph">
      <loext:graphic-properties draw:fill="none" draw:fill-color="#ffffff"/>
      <style:text-properties style:font-name="Fira Sans" fo:font-size="14pt" style:font-size-asian="18pt" style:font-size-complex="18pt"/>
    </style:style>
    <style:style style:name="P6" style:family="paragraph">
      <style:text-properties style:font-name="Fira Sans" fo:font-size="10pt" style:font-size-asian="18pt" style:font-size-complex="18pt"/>
    </style:style>
    <style:style style:name="P7" style:family="paragraph">
      <loext:graphic-properties draw:fill="none" draw:fill-color="#ffffff"/>
      <style:text-properties style:font-name="Fira Sans" fo:font-size="10pt" style:font-size-asian="18pt" style:font-size-complex="18pt"/>
    </style:style>
    <style:style style:name="T1" style:family="text">
      <style:text-properties style:font-name="Fira Sans" fo:font-size="14pt" style:font-size-asian="18pt" style:font-size-complex="18pt"/>
    </style:style>
    <style:style style:name="T2" style:family="text">
      <style:text-properties style:font-name="Fira Sans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81cm" svg:height="0.517cm" svg:x="1.243cm" svg:y="4.71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" draw:text-style-name="P2" draw:layer="layout" svg:width="0.381cm" svg:height="0.517cm" svg:x="1.243cm" svg:y="4.17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" draw:text-style-name="P1" draw:layer="layout" svg:width="0.381cm" svg:height="0.517cm" svg:x="1.243cm" svg:y="3.6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" draw:text-style-name="P2" draw:layer="layout" svg:width="0.381cm" svg:height="0.517cm" svg:x="1.243cm" svg:y="3.08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" draw:text-style-name="P1" draw:layer="layout" svg:width="0.381cm" svg:height="0.517cm" svg:x="1.243cm" svg:y="2.54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" draw:text-style-name="P2" draw:layer="layout" svg:width="0.381cm" svg:height="0.517cm" svg:x="1.243cm" svg:y="2.00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" draw:text-style-name="P1" draw:layer="layout" svg:width="0.381cm" svg:height="0.517cm" svg:x="1.243cm" svg:y="1.45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" draw:text-style-name="P2" draw:layer="layout" svg:width="0.381cm" svg:height="0.517cm" svg:x="1.243cm" svg:y="0.915cm">
            <text:p/>
            <draw:enhanced-geometry svg:viewBox="0 0 21600 21600" draw:mirror-vertical="true" draw:type="rectangle" draw:enhanced-path="M 0 0 L 21600 0 21600 21600 0 21600 0 0 Z N"/>
          </draw:custom-shape>
        </draw:g>
        <draw:line draw:style-name="gr3" draw:text-style-name="P3" draw:layer="layout" svg:x1="1.416cm" svg:y1="5.388cm" svg:x2="1.416cm" svg:y2="7.547cm">
          <text:p/>
        </draw:line>
        <draw:frame draw:style-name="gr4" draw:text-style-name="P5" draw:layer="layout" svg:width="2.032cm" svg:height="0.738cm" svg:x="0.57cm" svg:y="7.515cm">
          <draw:text-box>
            <text:p text:style-name="P4"><text:span text:style-name="T1">gravity</text:span></text:p>
          </draw:text-box>
        </draw:frame>
        <draw:g>
          <draw:connector draw:style-name="gr5" draw:text-style-name="P3" xml:id="id2" draw:id="id2" draw:layer="layout" draw:type="line" svg:x1="3.899cm" svg:y1="2.098cm" svg:x2="4.246cm" svg:y2="2.098cm" svg:d="M3899 2098h347" svg:viewBox="0 0 348 1">
            <text:p/>
          </draw:connector>
          <draw:connector draw:style-name="gr5" draw:text-style-name="P3" xml:id="id1" draw:id="id1" draw:layer="layout" draw:type="line" svg:x1="3.899cm" svg:y1="2.531cm" svg:x2="4.246cm" svg:y2="2.531cm" svg:d="M3899 2531h347" svg:viewBox="0 0 348 1">
            <text:p/>
          </draw:connector>
          <draw:connector draw:style-name="gr5" draw:text-style-name="P3" draw:layer="layout" draw:type="line" svg:x1="3.899cm" svg:y1="2.531cm" svg:x2="3.899cm" svg:y2="2.098cm" draw:start-shape="id1" draw:start-glue-point="2" draw:end-shape="id2" draw:end-glue-point="2" svg:d="M3899 2531v-433" svg:viewBox="0 0 1 434">
            <text:p/>
          </draw:connector>
          <draw:connector draw:style-name="gr5" draw:text-style-name="P3" xml:id="id9" draw:id="id9" draw:layer="layout" draw:type="line" svg:x1="4.246cm" svg:y1="2.531cm" svg:x2="4.246cm" svg:y2="2.098cm" draw:start-shape="id1" draw:start-glue-point="3" draw:end-shape="id2" draw:end-glue-point="3" svg:d="M4246 2531v-433" svg:viewBox="0 0 1 434">
            <text:p/>
          </draw:connector>
          <draw:connector draw:style-name="gr5" draw:text-style-name="P3" xml:id="id4" draw:id="id4" draw:layer="layout" draw:type="line" svg:x1="4.388cm" svg:y1="1.559cm" svg:x2="4.735cm" svg:y2="1.559cm" svg:d="M4388 1559h347" svg:viewBox="0 0 348 1">
            <text:p/>
          </draw:connector>
          <draw:connector draw:style-name="gr5" draw:text-style-name="P3" xml:id="id3" draw:id="id3" draw:layer="layout" draw:type="line" svg:x1="4.388cm" svg:y1="1.992cm" svg:x2="4.735cm" svg:y2="1.992cm" svg:d="M4388 1992h347" svg:viewBox="0 0 348 1">
            <text:p/>
          </draw:connector>
          <draw:connector draw:style-name="gr5" draw:text-style-name="P3" draw:layer="layout" draw:type="line" svg:x1="4.388cm" svg:y1="1.992cm" svg:x2="4.388cm" svg:y2="1.559cm" draw:start-shape="id3" draw:start-glue-point="2" draw:end-shape="id4" draw:end-glue-point="2" svg:d="M4388 1992v-433" svg:viewBox="0 0 1 434">
            <text:p/>
          </draw:connector>
          <draw:connector draw:style-name="gr5" draw:text-style-name="P3" draw:layer="layout" draw:type="line" svg:x1="4.735cm" svg:y1="1.992cm" svg:x2="4.735cm" svg:y2="1.559cm" draw:start-shape="id3" draw:start-glue-point="3" draw:end-shape="id4" draw:end-glue-point="3" svg:d="M4735 1992v-433" svg:viewBox="0 0 1 434">
            <text:p/>
          </draw:connector>
          <draw:connector draw:style-name="gr5" draw:text-style-name="P3" draw:layer="layout" draw:type="line" svg:x1="3.899cm" svg:y1="2.098cm" svg:x2="4.388cm" svg:y2="1.559cm" draw:start-shape="id2" draw:start-glue-point="2" draw:end-shape="id4" draw:end-glue-point="2" svg:d="M3899 2098l489-539" svg:viewBox="0 0 490 540">
            <text:p/>
          </draw:connector>
          <draw:connector draw:style-name="gr5" draw:text-style-name="P3" draw:layer="layout" draw:type="line" svg:x1="4.246cm" svg:y1="2.098cm" svg:x2="4.735cm" svg:y2="1.559cm" draw:start-shape="id2" draw:start-glue-point="3" draw:end-shape="id4" draw:end-glue-point="3" svg:d="M4246 2098l489-539" svg:viewBox="0 0 490 540">
            <text:p/>
          </draw:connector>
          <draw:connector draw:style-name="gr5" draw:text-style-name="P3" draw:layer="layout" draw:type="line" svg:x1="3.899cm" svg:y1="2.531cm" svg:x2="4.388cm" svg:y2="1.992cm" draw:start-shape="id1" draw:start-glue-point="2" draw:end-shape="id3" draw:end-glue-point="2" svg:d="M3899 2531l489-539" svg:viewBox="0 0 490 540">
            <text:p/>
          </draw:connector>
          <draw:connector draw:style-name="gr5" draw:text-style-name="P3" draw:layer="layout" draw:type="line" svg:x1="4.246cm" svg:y1="2.531cm" svg:x2="4.735cm" svg:y2="1.992cm" draw:start-shape="id1" draw:start-glue-point="3" draw:end-shape="id3" draw:end-glue-point="3" svg:d="M4246 2531l489-539" svg:viewBox="0 0 490 540">
            <text:p/>
          </draw:connector>
          <draw:connector draw:style-name="gr5" draw:text-style-name="P3" xml:id="id6" draw:id="id6" draw:layer="layout" draw:type="line" svg:x1="5.253cm" svg:y1="2.098cm" svg:x2="5.6cm" svg:y2="2.098cm" svg:d="M5253 2098h347" svg:viewBox="0 0 348 1">
            <text:p/>
          </draw:connector>
          <draw:connector draw:style-name="gr5" draw:text-style-name="P3" xml:id="id5" draw:id="id5" draw:layer="layout" draw:type="line" svg:x1="5.253cm" svg:y1="2.531cm" svg:x2="5.6cm" svg:y2="2.531cm" svg:d="M5253 2531h347" svg:viewBox="0 0 348 1">
            <text:p/>
          </draw:connector>
          <draw:connector draw:style-name="gr5" draw:text-style-name="P3" draw:layer="layout" draw:type="line" svg:x1="5.253cm" svg:y1="2.531cm" svg:x2="5.253cm" svg:y2="2.098cm" draw:start-shape="id5" draw:start-glue-point="2" draw:end-shape="id6" draw:end-glue-point="2" svg:d="M5253 2531v-433" svg:viewBox="0 0 1 434">
            <text:p/>
          </draw:connector>
          <draw:connector draw:style-name="gr5" draw:text-style-name="P3" draw:layer="layout" draw:type="line" svg:x1="5.6cm" svg:y1="2.531cm" svg:x2="5.6cm" svg:y2="2.098cm" draw:start-shape="id5" draw:start-glue-point="3" draw:end-shape="id6" draw:end-glue-point="3" svg:d="M5600 2531v-433" svg:viewBox="0 0 1 434">
            <text:p/>
          </draw:connector>
          <draw:connector draw:style-name="gr5" draw:text-style-name="P3" xml:id="id8" draw:id="id8" draw:layer="layout" draw:type="line" svg:x1="5.742cm" svg:y1="1.559cm" svg:x2="6.089cm" svg:y2="1.559cm" svg:d="M5742 1559h347" svg:viewBox="0 0 348 1">
            <text:p/>
          </draw:connector>
          <draw:connector draw:style-name="gr5" draw:text-style-name="P3" xml:id="id7" draw:id="id7" draw:layer="layout" draw:type="line" svg:x1="5.742cm" svg:y1="1.992cm" svg:x2="6.089cm" svg:y2="1.992cm" svg:d="M5742 1992h347" svg:viewBox="0 0 348 1">
            <text:p/>
          </draw:connector>
          <draw:connector draw:style-name="gr5" draw:text-style-name="P3" draw:layer="layout" draw:type="line" svg:x1="5.742cm" svg:y1="1.992cm" svg:x2="5.742cm" svg:y2="1.559cm" draw:start-shape="id7" draw:start-glue-point="2" draw:end-shape="id8" draw:end-glue-point="2" svg:d="M5742 1992v-433" svg:viewBox="0 0 1 434">
            <text:p/>
          </draw:connector>
          <draw:connector draw:style-name="gr5" draw:text-style-name="P3" draw:layer="layout" draw:type="line" svg:x1="6.089cm" svg:y1="1.992cm" svg:x2="6.089cm" svg:y2="1.559cm" draw:start-shape="id7" draw:start-glue-point="3" draw:end-shape="id8" draw:end-glue-point="3" svg:d="M6089 1992v-433" svg:viewBox="0 0 1 434">
            <text:p/>
          </draw:connector>
          <draw:connector draw:style-name="gr5" draw:text-style-name="P3" draw:layer="layout" draw:type="line" svg:x1="5.253cm" svg:y1="2.098cm" svg:x2="5.742cm" svg:y2="1.559cm" draw:start-shape="id6" draw:start-glue-point="2" draw:end-shape="id8" draw:end-glue-point="2" svg:d="M5253 2098l489-539" svg:viewBox="0 0 490 540">
            <text:p/>
          </draw:connector>
          <draw:connector draw:style-name="gr5" draw:text-style-name="P3" draw:layer="layout" draw:type="line" svg:x1="5.6cm" svg:y1="2.098cm" svg:x2="6.089cm" svg:y2="1.559cm" draw:start-shape="id6" draw:start-glue-point="3" draw:end-shape="id8" draw:end-glue-point="3" svg:d="M5600 2098l489-539" svg:viewBox="0 0 490 540">
            <text:p/>
          </draw:connector>
          <draw:connector draw:style-name="gr5" draw:text-style-name="P3" draw:layer="layout" draw:type="line" svg:x1="5.253cm" svg:y1="2.531cm" svg:x2="5.742cm" svg:y2="1.992cm" draw:start-shape="id5" draw:start-glue-point="2" draw:end-shape="id7" draw:end-glue-point="2" svg:d="M5253 2531l489-539" svg:viewBox="0 0 490 540">
            <text:p/>
          </draw:connector>
          <draw:connector draw:style-name="gr5" draw:text-style-name="P3" draw:layer="layout" draw:type="line" svg:x1="5.6cm" svg:y1="2.531cm" svg:x2="6.089cm" svg:y2="1.992cm" draw:start-shape="id5" draw:start-glue-point="3" draw:end-shape="id7" draw:end-glue-point="3" svg:d="M5600 2531l489-539" svg:viewBox="0 0 490 540">
            <text:p/>
          </draw:connector>
          <draw:connector draw:style-name="gr5" draw:text-style-name="P3" draw:layer="layout" draw:type="line" svg:x1="4.735cm" svg:y1="1.559cm" svg:x2="5.742cm" svg:y2="1.559cm" draw:start-shape="id4" draw:start-glue-point="3" draw:end-shape="id8" draw:end-glue-point="2" svg:d="M4735 1559h1007" svg:viewBox="0 0 1008 1">
            <text:p/>
          </draw:connector>
          <draw:connector draw:style-name="gr5" draw:text-style-name="P3" draw:layer="layout" draw:type="line" svg:x1="4.735cm" svg:y1="1.992cm" svg:x2="5.742cm" svg:y2="1.992cm" draw:start-shape="id3" draw:start-glue-point="3" draw:end-shape="id7" draw:end-glue-point="2" svg:d="M4735 1992h1007" svg:viewBox="0 0 1008 1">
            <text:p/>
          </draw:connector>
          <draw:g>
            <draw:custom-shape draw:style-name="gr6" draw:text-style-name="P1" draw:layer="layout" svg:width="0.299cm" svg:height="0.203cm" draw:transform="skewX (0.91717052192302) rotate (2.22634199384397) translate (4.964cm 2.99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3cm" svg:height="0.202cm" draw:transform="skewX (0.919439449950613) rotate (2.22634199384397) translate (4.964cm 2.6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6" draw:text-style-name="P1" draw:layer="layout" svg:width="0.298cm" svg:height="0.203cm" draw:transform="skewX (0.915250659745826) rotate (2.22634199384397) translate (4.964cm 2.29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3cm" svg:height="0.204cm" draw:transform="skewX (0.91717052192302) rotate (2.22634199384397) translate (4.964cm 1.9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6" draw:text-style-name="P1" draw:layer="layout" svg:width="0.3cm" svg:height="0.202cm" draw:transform="skewX (0.919439449950613) rotate (2.22634199384397) translate (4.964cm 1.59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299cm" svg:height="0.203cm" draw:transform="skewX (0.915250659745826) rotate (2.22634199384397) translate (4.964cm 1.2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6" draw:text-style-name="P1" draw:layer="layout" svg:width="0.299cm" svg:height="0.204cm" draw:transform="skewX (0.916472390222222) rotate (2.22634199384397) translate (4.964cm 0.8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3cm" svg:height="0.202cm" draw:transform="skewX (0.919439449950613) rotate (2.22634199384397) translate (4.964cm 0.53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onnector draw:style-name="gr8" draw:text-style-name="P3" draw:layer="layout" draw:type="line" svg:x1="4.246cm" svg:y1="2.314cm" svg:x2="4.883cm" svg:y2="2.3cm" draw:start-shape="id9" draw:start-glue-point="0" svg:d="M4246 2314l637-14" svg:viewBox="0 0 638 15">
            <text:p/>
          </draw:connector>
        </draw:g>
        <draw:g>
          <draw:connector draw:style-name="gr5" draw:text-style-name="P3" xml:id="id11" draw:id="id11" draw:layer="layout" draw:type="line" svg:x1="3.899cm" svg:y1="6.198cm" svg:x2="4.246cm" svg:y2="6.198cm" svg:d="M3899 6198h347" svg:viewBox="0 0 348 1">
            <text:p/>
          </draw:connector>
          <draw:connector draw:style-name="gr5" draw:text-style-name="P3" xml:id="id10" draw:id="id10" draw:layer="layout" draw:type="line" svg:x1="3.899cm" svg:y1="6.631cm" svg:x2="4.246cm" svg:y2="6.631cm" svg:d="M3899 6631h347" svg:viewBox="0 0 348 1">
            <text:p/>
          </draw:connector>
          <draw:connector draw:style-name="gr5" draw:text-style-name="P3" draw:layer="layout" draw:type="line" svg:x1="3.899cm" svg:y1="6.631cm" svg:x2="3.899cm" svg:y2="6.198cm" draw:start-shape="id10" draw:start-glue-point="2" draw:end-shape="id11" draw:end-glue-point="2" svg:d="M3899 6631v-433" svg:viewBox="0 0 1 434">
            <text:p/>
          </draw:connector>
          <draw:connector draw:style-name="gr5" draw:text-style-name="P3" xml:id="id18" draw:id="id18" draw:layer="layout" draw:type="line" svg:x1="4.246cm" svg:y1="6.631cm" svg:x2="4.246cm" svg:y2="6.198cm" draw:start-shape="id10" draw:start-glue-point="3" draw:end-shape="id11" draw:end-glue-point="3" svg:d="M4246 6631v-433" svg:viewBox="0 0 1 434">
            <text:p/>
          </draw:connector>
          <draw:connector draw:style-name="gr5" draw:text-style-name="P3" xml:id="id13" draw:id="id13" draw:layer="layout" draw:type="line" svg:x1="4.388cm" svg:y1="5.659cm" svg:x2="4.735cm" svg:y2="5.659cm" svg:d="M4388 5659h347" svg:viewBox="0 0 348 1">
            <text:p/>
          </draw:connector>
          <draw:connector draw:style-name="gr5" draw:text-style-name="P3" xml:id="id12" draw:id="id12" draw:layer="layout" draw:type="line" svg:x1="4.388cm" svg:y1="6.092cm" svg:x2="4.735cm" svg:y2="6.092cm" svg:d="M4388 6092h347" svg:viewBox="0 0 348 1">
            <text:p/>
          </draw:connector>
          <draw:connector draw:style-name="gr5" draw:text-style-name="P3" draw:layer="layout" draw:type="line" svg:x1="4.388cm" svg:y1="6.092cm" svg:x2="4.388cm" svg:y2="5.659cm" draw:start-shape="id12" draw:start-glue-point="2" draw:end-shape="id13" draw:end-glue-point="2" svg:d="M4388 6092v-433" svg:viewBox="0 0 1 434">
            <text:p/>
          </draw:connector>
          <draw:connector draw:style-name="gr5" draw:text-style-name="P3" draw:layer="layout" draw:type="line" svg:x1="4.735cm" svg:y1="6.092cm" svg:x2="4.735cm" svg:y2="5.659cm" draw:start-shape="id12" draw:start-glue-point="3" draw:end-shape="id13" draw:end-glue-point="3" svg:d="M4735 6092v-433" svg:viewBox="0 0 1 434">
            <text:p/>
          </draw:connector>
          <draw:connector draw:style-name="gr5" draw:text-style-name="P3" draw:layer="layout" draw:type="line" svg:x1="3.899cm" svg:y1="6.198cm" svg:x2="4.388cm" svg:y2="5.659cm" draw:start-shape="id11" draw:start-glue-point="2" draw:end-shape="id13" draw:end-glue-point="2" svg:d="M3899 6198l489-539" svg:viewBox="0 0 490 540">
            <text:p/>
          </draw:connector>
          <draw:connector draw:style-name="gr5" draw:text-style-name="P3" draw:layer="layout" draw:type="line" svg:x1="4.246cm" svg:y1="6.198cm" svg:x2="4.735cm" svg:y2="5.659cm" draw:start-shape="id11" draw:start-glue-point="3" draw:end-shape="id13" draw:end-glue-point="3" svg:d="M4246 6198l489-539" svg:viewBox="0 0 490 540">
            <text:p/>
          </draw:connector>
          <draw:connector draw:style-name="gr5" draw:text-style-name="P3" draw:layer="layout" draw:type="line" svg:x1="3.899cm" svg:y1="6.631cm" svg:x2="4.388cm" svg:y2="6.092cm" draw:start-shape="id10" draw:start-glue-point="2" draw:end-shape="id12" draw:end-glue-point="2" svg:d="M3899 6631l489-539" svg:viewBox="0 0 490 540">
            <text:p/>
          </draw:connector>
          <draw:connector draw:style-name="gr5" draw:text-style-name="P3" draw:layer="layout" draw:type="line" svg:x1="4.246cm" svg:y1="6.631cm" svg:x2="4.735cm" svg:y2="6.092cm" draw:start-shape="id10" draw:start-glue-point="3" draw:end-shape="id12" draw:end-glue-point="3" svg:d="M4246 6631l489-539" svg:viewBox="0 0 490 540">
            <text:p/>
          </draw:connector>
          <draw:connector draw:style-name="gr5" draw:text-style-name="P3" xml:id="id15" draw:id="id15" draw:layer="layout" draw:type="line" svg:x1="5.253cm" svg:y1="6.198cm" svg:x2="5.6cm" svg:y2="6.198cm" svg:d="M5253 6198h347" svg:viewBox="0 0 348 1">
            <text:p/>
          </draw:connector>
          <draw:connector draw:style-name="gr5" draw:text-style-name="P3" xml:id="id14" draw:id="id14" draw:layer="layout" draw:type="line" svg:x1="5.253cm" svg:y1="6.631cm" svg:x2="5.6cm" svg:y2="6.631cm" svg:d="M5253 6631h347" svg:viewBox="0 0 348 1">
            <text:p/>
          </draw:connector>
          <draw:connector draw:style-name="gr5" draw:text-style-name="P3" xml:id="id19" draw:id="id19" draw:layer="layout" draw:type="line" svg:x1="5.253cm" svg:y1="6.631cm" svg:x2="5.253cm" svg:y2="6.198cm" draw:start-shape="id14" draw:start-glue-point="2" draw:end-shape="id15" draw:end-glue-point="2" svg:d="M5253 6631v-433" svg:viewBox="0 0 1 434">
            <text:p/>
          </draw:connector>
          <draw:connector draw:style-name="gr5" draw:text-style-name="P3" draw:layer="layout" draw:type="line" svg:x1="5.6cm" svg:y1="6.631cm" svg:x2="5.6cm" svg:y2="6.198cm" draw:start-shape="id14" draw:start-glue-point="3" draw:end-shape="id15" draw:end-glue-point="3" svg:d="M5600 6631v-433" svg:viewBox="0 0 1 434">
            <text:p/>
          </draw:connector>
          <draw:connector draw:style-name="gr5" draw:text-style-name="P3" xml:id="id17" draw:id="id17" draw:layer="layout" draw:type="line" svg:x1="5.742cm" svg:y1="5.659cm" svg:x2="6.089cm" svg:y2="5.659cm" svg:d="M5742 5659h347" svg:viewBox="0 0 348 1">
            <text:p/>
          </draw:connector>
          <draw:connector draw:style-name="gr5" draw:text-style-name="P3" xml:id="id16" draw:id="id16" draw:layer="layout" draw:type="line" svg:x1="5.742cm" svg:y1="6.092cm" svg:x2="6.089cm" svg:y2="6.092cm" svg:d="M5742 6092h347" svg:viewBox="0 0 348 1">
            <text:p/>
          </draw:connector>
          <draw:connector draw:style-name="gr5" draw:text-style-name="P3" draw:layer="layout" draw:type="line" svg:x1="5.742cm" svg:y1="6.092cm" svg:x2="5.742cm" svg:y2="5.659cm" draw:start-shape="id16" draw:start-glue-point="2" draw:end-shape="id17" draw:end-glue-point="2" svg:d="M5742 6092v-433" svg:viewBox="0 0 1 434">
            <text:p/>
          </draw:connector>
          <draw:connector draw:style-name="gr5" draw:text-style-name="P3" draw:layer="layout" draw:type="line" svg:x1="6.089cm" svg:y1="6.092cm" svg:x2="6.089cm" svg:y2="5.659cm" draw:start-shape="id16" draw:start-glue-point="3" draw:end-shape="id17" draw:end-glue-point="3" svg:d="M6089 6092v-433" svg:viewBox="0 0 1 434">
            <text:p/>
          </draw:connector>
          <draw:connector draw:style-name="gr5" draw:text-style-name="P3" draw:layer="layout" draw:type="line" svg:x1="5.253cm" svg:y1="6.198cm" svg:x2="5.742cm" svg:y2="5.659cm" draw:start-shape="id15" draw:start-glue-point="2" draw:end-shape="id17" draw:end-glue-point="2" svg:d="M5253 6198l489-539" svg:viewBox="0 0 490 540">
            <text:p/>
          </draw:connector>
          <draw:connector draw:style-name="gr5" draw:text-style-name="P3" draw:layer="layout" draw:type="line" svg:x1="5.6cm" svg:y1="6.198cm" svg:x2="6.089cm" svg:y2="5.659cm" draw:start-shape="id15" draw:start-glue-point="3" draw:end-shape="id17" draw:end-glue-point="3" svg:d="M5600 6198l489-539" svg:viewBox="0 0 490 540">
            <text:p/>
          </draw:connector>
          <draw:connector draw:style-name="gr5" draw:text-style-name="P3" draw:layer="layout" draw:type="line" svg:x1="5.253cm" svg:y1="6.631cm" svg:x2="5.742cm" svg:y2="6.092cm" draw:start-shape="id14" draw:start-glue-point="2" draw:end-shape="id16" draw:end-glue-point="2" svg:d="M5253 6631l489-539" svg:viewBox="0 0 490 540">
            <text:p/>
          </draw:connector>
          <draw:connector draw:style-name="gr5" draw:text-style-name="P3" draw:layer="layout" draw:type="line" svg:x1="5.6cm" svg:y1="6.631cm" svg:x2="6.089cm" svg:y2="6.092cm" draw:start-shape="id14" draw:start-glue-point="3" draw:end-shape="id16" draw:end-glue-point="3" svg:d="M5600 6631l489-539" svg:viewBox="0 0 490 540">
            <text:p/>
          </draw:connector>
          <draw:connector draw:style-name="gr5" draw:text-style-name="P3" draw:layer="layout" draw:type="line" svg:x1="4.735cm" svg:y1="5.659cm" svg:x2="5.742cm" svg:y2="5.659cm" draw:start-shape="id13" draw:start-glue-point="3" draw:end-shape="id17" draw:end-glue-point="2" svg:d="M4735 5659h1007" svg:viewBox="0 0 1008 1">
            <text:p/>
          </draw:connector>
          <draw:connector draw:style-name="gr5" draw:text-style-name="P3" draw:layer="layout" draw:type="line" svg:x1="4.735cm" svg:y1="6.092cm" svg:x2="5.742cm" svg:y2="6.092cm" draw:start-shape="id12" draw:start-glue-point="3" draw:end-shape="id16" draw:end-glue-point="2" svg:d="M4735 6092h1007" svg:viewBox="0 0 1008 1">
            <text:p/>
          </draw:connector>
          <draw:g>
            <draw:custom-shape draw:style-name="gr6" draw:text-style-name="P1" draw:layer="layout" svg:width="0.299cm" svg:height="0.203cm" draw:transform="skewX (0.91717052192302) rotate (2.22634199384397) translate (4.964cm 8.19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3cm" svg:height="0.202cm" draw:transform="skewX (0.919439449950613) rotate (2.22634199384397) translate (4.964cm 7.8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6" draw:text-style-name="P1" draw:layer="layout" svg:width="0.298cm" svg:height="0.203cm" draw:transform="skewX (0.915250659745826) rotate (2.22634199384397) translate (4.964cm 7.49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3cm" svg:height="0.204cm" draw:transform="skewX (0.91717052192302) rotate (2.22634199384397) translate (4.964cm 7.1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6" draw:text-style-name="P1" draw:layer="layout" svg:width="0.3cm" svg:height="0.202cm" draw:transform="skewX (0.919439449950613) rotate (2.22634199384397) translate (4.964cm 6.79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299cm" svg:height="0.203cm" draw:transform="skewX (0.915250659745826) rotate (2.22634199384397) translate (4.964cm 6.44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6" draw:text-style-name="P1" draw:layer="layout" svg:width="0.299cm" svg:height="0.204cm" draw:transform="skewX (0.916472390222222) rotate (2.22634199384397) translate (4.964cm 6.0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2" draw:layer="layout" svg:width="0.3cm" svg:height="0.202cm" draw:transform="skewX (0.919439449950613) rotate (2.22634199384397) translate (4.964cm 5.73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onnector draw:style-name="gr8" draw:text-style-name="P3" draw:layer="layout" draw:type="line" svg:x1="4.246cm" svg:y1="6.414cm" svg:x2="5.253cm" svg:y2="6.414cm" draw:start-shape="id18" draw:start-glue-point="0" draw:end-shape="id19" draw:end-glue-point="0" svg:d="M4246 6414h1007" svg:viewBox="0 0 1008 1">
            <text:p/>
          </draw:connector>
        </draw:g>
        <draw:frame draw:style-name="gr9" draw:text-style-name="P5" draw:layer="layout" svg:width="2.667cm" svg:height="1.225cm" svg:x="2.267cm" svg:y="0.305cm">
          <draw:text-box>
            <text:p text:style-name="P4"><text:span text:style-name="T1">Light absorbed</text:span></text:p>
          </draw:text-box>
        </draw:frame>
        <draw:frame draw:style-name="gr10" draw:text-style-name="P5" draw:layer="layout" svg:width="3.182cm" svg:height="1.225cm" svg:x="2.268cm" svg:y="4.406cm">
          <draw:text-box>
            <text:p text:style-name="P4"><text:span text:style-name="T1">Light transmitted</text:span></text:p>
          </draw:text-box>
        </draw:frame>
        <draw:line draw:style-name="gr11" draw:text-style-name="P3" draw:layer="layout" svg:x1="5.042cm" svg:y1="3.629cm" svg:x2="5.042cm" svg:y2="4.645cm">
          <text:p/>
        </draw:line>
        <draw:line draw:style-name="gr11" draw:text-style-name="P3" draw:layer="layout" svg:x1="5.042cm" svg:y1="8.829cm" svg:x2="5.042cm" svg:y2="9.845cm">
          <text:p/>
        </draw:line>
        <draw:custom-shape draw:style-name="gr12" draw:text-style-name="P1" draw:layer="layout" svg:width="2.286cm" svg:height="1.778cm" svg:x="7.004cm" svg:y="0.94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705cm" svg:height="0.738cm" svg:x="7.288cm" svg:y="2.848cm">
          <draw:text-box>
            <text:p text:style-name="P4"><text:span text:style-name="T1">Time</text:span></text:p>
          </draw:text-box>
        </draw:frame>
        <draw:custom-shape draw:style-name="gr14" draw:text-style-name="P2" draw:layer="layout" svg:width="0.254cm" svg:height="0.254cm" svg:x="7.096cm" svg:y="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54cm" svg:height="0.254cm" svg:x="7.597cm" svg:y="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62cm" svg:height="0.598cm" svg:x="6.889cm" svg:y="1.048cm">
          <draw:text-box>
            <text:p text:style-name="P6"><text:span text:style-name="T2">No new mark</text:span></text:p>
          </draw:text-box>
        </draw:frame>
        <draw:custom-shape draw:style-name="gr16" draw:text-style-name="P1" draw:layer="layout" svg:width="2.286cm" svg:height="1.778cm" svg:x="7.004cm" svg:y="5.333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705cm" svg:height="0.738cm" svg:x="7.288cm" svg:y="7.235cm">
          <draw:text-box>
            <text:p text:style-name="P4"><text:span text:style-name="T1">Time</text:span></text:p>
          </draw:text-box>
        </draw:frame>
        <draw:custom-shape draw:style-name="gr14" draw:text-style-name="P2" draw:layer="layout" svg:width="0.254cm" svg:height="0.254cm" svg:x="7.096cm" svg:y="6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54cm" svg:height="0.254cm" svg:x="7.597cm" svg:y="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2.62cm" svg:height="0.598cm" svg:x="6.889cm" svg:y="5.435cm">
          <draw:text-box>
            <text:p text:style-name="P6"><text:span text:style-name="T2">New mark!</text:span></text:p>
          </draw:text-box>
        </draw:frame>
        <draw:custom-shape draw:style-name="gr14" draw:text-style-name="P2" draw:layer="layout" svg:width="0.254cm" svg:height="0.254cm" svg:x="8.598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1:59:53.031165000</meta:creation-date>
    <dc:date>2017-06-21T12:44:37.767595000</dc:date>
    <meta:editing-duration>PT33S</meta:editing-duration>
    <meta:editing-cycles>1</meta:editing-cycles>
    <meta:document-statistic meta:object-count="100"/>
    <meta:generator>LibreOffice/5.3.2.2$MacOSX_X86_64 LibreOffice_project/6cd4f1ef626f15116896b1d8e1398b56da0d0ee1</meta:generator>
  </office:meta>
</office:document-meta>
</file>